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" style:family="table-cell" style:parent-style-name="Default" style:data-style-name="N111"/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3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style-name="ce15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Mean δ(θ) </text:p>
          </table:table-cell>
          <table:covered-table-cell table:style-name="ce3"/>
          <table:covered-table-cell table:number-columns-repeated="2" table:style-name="Default"/>
          <table:covered-table-cell table:number-columns-repeated="3"/>
          <table:table-cell table:style-name="Default"/>
          <table:table-cell table:number-columns-repeated="3"/>
          <table:table-cell table:style-name="ce6" office:value-type="string" calcext:value-type="string" table:number-columns-spanned="4" table:number-rows-spanned="1">
            <text:p>Mean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40</text:p>
          </table:table-cell>
          <table:covered-table-cell table:style-name="ce1"/>
          <table:covered-table-cell table:number-columns-repeated="5"/>
          <table:table-cell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venti</text:p>
          </table:table-cell>
          <table:table-cell table:style-name="ce12" office:value-type="string" calcext:value-type="string">
            <text:p>E100</text:p>
          </table:table-cell>
          <table:table-cell table:style-name="ce12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office:value-type="float" office:value="0.03519" calcext:value-type="float">
            <text:p>0,0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3995" calcext:value-type="float">
            <text:p>0,3995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5358" calcext:value-type="float">
            <text:p>0,535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4176" calcext:value-type="float">
            <text:p>0,4176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6.45" calcext:value-type="float">
            <text:p>46,45</text:p>
          </table:table-cell>
          <table:table-cell table:style-name="ce5" office:value-type="float" office:value="68.81" calcext:value-type="float">
            <text:p>68,81</text:p>
          </table:table-cell>
          <table:table-cell table:style-name="ce5" office:value-type="float" office:value="90.9" calcext:value-type="float">
            <text:p>90,9</text:p>
          </table:table-cell>
          <table:table-cell table:style-name="ce5" office:value-type="float" office:value="117.6" calcext:value-type="float">
            <text:p>117,6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office:value-type="float" office:value="0.1661" calcext:value-type="float">
            <text:p>0,1661</text:p>
          </table:table-cell>
          <table:table-cell office:value-type="float" office:value="1000" calcext:value-type="float">
            <text:p>1000</text:p>
          </table:table-cell>
          <table:table-cell office:value-type="float" office:value="0.5309" calcext:value-type="float">
            <text:p>0,5309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5968" calcext:value-type="float">
            <text:p>0,596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573" calcext:value-type="float">
            <text:p>0,3573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8.09" calcext:value-type="float">
            <text:p>48,09</text:p>
          </table:table-cell>
          <table:table-cell table:style-name="ce5" office:value-type="float" office:value="71.65" calcext:value-type="float">
            <text:p>71,65</text:p>
          </table:table-cell>
          <table:table-cell table:style-name="ce5" office:value-type="float" office:value="95.28" calcext:value-type="float">
            <text:p>95,28</text:p>
          </table:table-cell>
          <table:table-cell table:style-name="ce5" office:value-type="float" office:value="123.3" calcext:value-type="float">
            <text:p>123,3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office:value-type="float" office:value="0.2237" calcext:value-type="float">
            <text:p>0,2237</text:p>
          </table:table-cell>
          <table:table-cell office:value-type="float" office:value="1000" calcext:value-type="float">
            <text:p>1000</text:p>
          </table:table-cell>
          <table:table-cell office:value-type="float" office:value="0.5521" calcext:value-type="float">
            <text:p>0,5521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5891" calcext:value-type="float">
            <text:p>0,589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222" calcext:value-type="float">
            <text:p>0,3222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8.84" calcext:value-type="float">
            <text:p>48,84</text:p>
          </table:table-cell>
          <table:table-cell table:style-name="ce5" office:value-type="float" office:value="72.91" calcext:value-type="float">
            <text:p>72,91</text:p>
          </table:table-cell>
          <table:table-cell table:style-name="ce5" office:value-type="float" office:value="96.99" calcext:value-type="float">
            <text:p>96,99</text:p>
          </table:table-cell>
          <table:table-cell table:style-name="ce5" office:value-type="float" office:value="125.8" calcext:value-type="float">
            <text:p>125,8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Mean δ(θ) </text:p>
          </table:table-cell>
          <table:covered-table-cell table:style-name="ce3"/>
          <table:covered-table-cell table:number-columns-repeated="2" table:style-name="Default"/>
          <table:covered-table-cell table:number-columns-repeated="3"/>
          <table:table-cell table:style-name="Default"/>
          <table:table-cell table:number-columns-repeated="3"/>
          <table:table-cell table:style-name="ce6" office:value-type="string" calcext:value-type="string" table:number-columns-spanned="4" table:number-rows-spanned="1">
            <text:p>Mean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20</text:p>
          </table:table-cell>
          <table:covered-table-cell table:style-name="ce1"/>
          <table:covered-table-cell table:number-columns-repeated="5"/>
          <table:table-cell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20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venti</text:p>
          </table:table-cell>
          <table:table-cell table:style-name="ce12" office:value-type="string" calcext:value-type="string">
            <text:p>E100</text:p>
          </table:table-cell>
          <table:table-cell table:style-name="ce12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office:value-type="float" office:value="0.05708" calcext:value-type="float">
            <text:p>0,05708</text:p>
          </table:table-cell>
          <table:table-cell office:value-type="float" office:value="1000" calcext:value-type="float">
            <text:p>1000</text:p>
          </table:table-cell>
          <table:table-cell office:value-type="float" office:value="0.04105" calcext:value-type="float">
            <text:p>0,04105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003083" calcext:value-type="float">
            <text:p>0,00308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04253" calcext:value-type="float">
            <text:p>0,0425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0.22" calcext:value-type="float">
            <text:p>40,22</text:p>
          </table:table-cell>
          <table:table-cell table:style-name="ce5" office:value-type="float" office:value="60.36" calcext:value-type="float">
            <text:p>60,36</text:p>
          </table:table-cell>
          <table:table-cell table:style-name="ce5" office:value-type="float" office:value="80.55" calcext:value-type="float">
            <text:p>80,55</text:p>
          </table:table-cell>
          <table:table-cell table:style-name="ce5" office:value-type="float" office:value="95.18" calcext:value-type="float">
            <text:p>95,18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office:value-type="float" office:value="0.06267" calcext:value-type="float">
            <text:p>0,06267</text:p>
          </table:table-cell>
          <table:table-cell office:value-type="float" office:value="5000" calcext:value-type="float">
            <text:p>5000</text:p>
          </table:table-cell>
          <table:table-cell office:value-type="float" office:value="0.04096" calcext:value-type="float">
            <text:p>0,04096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01188" calcext:value-type="float">
            <text:p>0,0118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5806" calcext:value-type="float">
            <text:p>0,0580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1.22" calcext:value-type="float">
            <text:p>41,22</text:p>
          </table:table-cell>
          <table:table-cell table:style-name="ce5" office:value-type="float" office:value="62.95" calcext:value-type="float">
            <text:p>62,95</text:p>
          </table:table-cell>
          <table:table-cell table:style-name="ce5" office:value-type="float" office:value="82.78" calcext:value-type="float">
            <text:p>82,78</text:p>
          </table:table-cell>
          <table:table-cell table:style-name="ce5" office:value-type="float" office:value="99.86" calcext:value-type="float">
            <text:p>99,86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office:value-type="float" office:value="0.0657" calcext:value-type="float">
            <text:p>0,0657</text:p>
          </table:table-cell>
          <table:table-cell office:value-type="float" office:value="5000" calcext:value-type="float">
            <text:p>5000</text:p>
          </table:table-cell>
          <table:table-cell office:value-type="float" office:value="0.03554" calcext:value-type="float">
            <text:p>0,03554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01194" calcext:value-type="float">
            <text:p>0,01194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02412" calcext:value-type="float">
            <text:p>0,0241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1.93" calcext:value-type="float">
            <text:p>41,93</text:p>
          </table:table-cell>
          <table:table-cell table:style-name="ce5" office:value-type="float" office:value="63.59" calcext:value-type="float">
            <text:p>63,5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1.1" calcext:value-type="float">
            <text:p>101,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Mean δ(θ) </text:p>
          </table:table-cell>
          <table:covered-table-cell table:style-name="ce3"/>
          <table:covered-table-cell table:number-columns-repeated="2" table:style-name="Default"/>
          <table:covered-table-cell table:number-columns-repeated="3"/>
          <table:table-cell table:style-name="Default"/>
          <table:table-cell table:number-columns-repeated="3"/>
          <table:table-cell table:style-name="ce6" office:value-type="string" calcext:value-type="string" table:number-columns-spanned="4" table:number-rows-spanned="1">
            <text:p>Mean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1</text:p>
          </table:table-cell>
          <table:covered-table-cell table:style-name="ce1"/>
          <table:covered-table-cell table:number-columns-repeated="5"/>
          <table:table-cell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venti</text:p>
          </table:table-cell>
          <table:table-cell table:style-name="ce12" office:value-type="string" calcext:value-type="string">
            <text:p>E100</text:p>
          </table:table-cell>
          <table:table-cell table:style-name="ce12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office:value-type="float" office:value="0.04859" calcext:value-type="float">
            <text:p>0,04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7761" calcext:value-type="float">
            <text:p>0,07761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08481" calcext:value-type="float">
            <text:p>0,0848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03972" calcext:value-type="float">
            <text:p>0,03972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35.55" calcext:value-type="float">
            <text:p>35,55</text:p>
          </table:table-cell>
          <table:table-cell table:style-name="ce5" office:value-type="float" office:value="49.77" calcext:value-type="float">
            <text:p>49,77</text:p>
          </table:table-cell>
          <table:table-cell table:style-name="ce5" office:value-type="float" office:value="61.2" calcext:value-type="float">
            <text:p>61,2</text:p>
          </table:table-cell>
          <table:table-cell table:style-name="ce5" office:value-type="float" office:value="79.59" calcext:value-type="float">
            <text:p>79,59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office:value-type="float" office:value="0.04934" calcext:value-type="float">
            <text:p>0,04934</text:p>
          </table:table-cell>
          <table:table-cell office:value-type="float" office:value="5000" calcext:value-type="float">
            <text:p>5000</text:p>
          </table:table-cell>
          <table:table-cell office:value-type="float" office:value="0.07834" calcext:value-type="float">
            <text:p>0,07834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09471" calcext:value-type="float">
            <text:p>0,0947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3428" calcext:value-type="float">
            <text:p>0,03428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36.68" calcext:value-type="float">
            <text:p>36,68</text:p>
          </table:table-cell>
          <table:table-cell table:style-name="ce5" office:value-type="float" office:value="51.58" calcext:value-type="float">
            <text:p>51,58</text:p>
          </table:table-cell>
          <table:table-cell table:style-name="ce5" office:value-type="float" office:value="63.38" calcext:value-type="float">
            <text:p>63,38</text:p>
          </table:table-cell>
          <table:table-cell table:style-name="ce5" office:value-type="float" office:value="83.04" calcext:value-type="float">
            <text:p>83,04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office:value-type="float" office:value="0.05156" calcext:value-type="float">
            <text:p>0,05156</text:p>
          </table:table-cell>
          <table:table-cell office:value-type="float" office:value="5000" calcext:value-type="float">
            <text:p>5000</text:p>
          </table:table-cell>
          <table:table-cell office:value-type="float" office:value="0.07899" calcext:value-type="float">
            <text:p>0,07899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08932" calcext:value-type="float">
            <text:p>0,08932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03733" calcext:value-type="float">
            <text:p>0,03733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37.28" calcext:value-type="float">
            <text:p>37,28</text:p>
          </table:table-cell>
          <table:table-cell table:style-name="ce5" office:value-type="float" office:value="52.58" calcext:value-type="float">
            <text:p>52,58</text:p>
          </table:table-cell>
          <table:table-cell table:style-name="ce5" office:value-type="float" office:value="63.83" calcext:value-type="float">
            <text:p>63,83</text:p>
          </table:table-cell>
          <table:table-cell table:style-name="ce5" office:value-type="float" office:value="83.37" calcext:value-type="float">
            <text:p>83,37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Std Dev δ(θ)</text:p>
          </table:table-cell>
          <table:covered-table-cell table:style-name="ce6"/>
          <table:covered-table-cell table:number-columns-repeated="2" table:style-name="Default"/>
          <table:covered-table-cell table:number-columns-repeated="3"/>
          <table:table-cell table:number-columns-repeated="4"/>
          <table:table-cell table:style-name="ce6" office:value-type="string" calcext:value-type="string" table:number-columns-spanned="4" table:number-rows-spanned="1">
            <text:p>Std Dev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40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venti</text:p>
          </table:table-cell>
          <table:table-cell table:style-name="ce12" office:value-type="string" calcext:value-type="string">
            <text:p>E100</text:p>
          </table:table-cell>
          <table:table-cell table:style-name="ce12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office:value-type="float" office:value="0.2669" calcext:value-type="float">
            <text:p>0,2669</text:p>
          </table:table-cell>
          <table:table-cell office:value-type="float" office:value="1000" calcext:value-type="float">
            <text:p>1000</text:p>
          </table:table-cell>
          <table:table-cell office:value-type="float" office:value="0.2813" calcext:value-type="float">
            <text:p>0,2813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2932" calcext:value-type="float">
            <text:p>0,2932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456" calcext:value-type="float">
            <text:p>0,3456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1.717" calcext:value-type="float">
            <text:p>1,717</text:p>
          </table:table-cell>
          <table:table-cell table:style-name="ce5" office:value-type="float" office:value="2.623" calcext:value-type="float">
            <text:p>2,623</text:p>
          </table:table-cell>
          <table:table-cell table:style-name="ce5" office:value-type="float" office:value="3.492" calcext:value-type="float">
            <text:p>3,492</text:p>
          </table:table-cell>
          <table:table-cell table:style-name="ce5" office:value-type="float" office:value="4.501" calcext:value-type="float">
            <text:p>4,501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office:value-type="float" office:value="0.2711" calcext:value-type="float">
            <text:p>0,2711</text:p>
          </table:table-cell>
          <table:table-cell office:value-type="float" office:value="1000" calcext:value-type="float">
            <text:p>1000</text:p>
          </table:table-cell>
          <table:table-cell office:value-type="float" office:value="0.2958" calcext:value-type="float">
            <text:p>0,2958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3269" calcext:value-type="float">
            <text:p>0,326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498" calcext:value-type="float">
            <text:p>0,3498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0.7832" calcext:value-type="float">
            <text:p>0,7832</text:p>
          </table:table-cell>
          <table:table-cell table:style-name="ce5" office:value-type="float" office:value="1.374" calcext:value-type="float">
            <text:p>1,374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.148" calcext:value-type="float">
            <text:p>2,148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office:value-type="float" office:value="0.3038" calcext:value-type="float">
            <text:p>0,3038</text:p>
          </table:table-cell>
          <table:table-cell office:value-type="float" office:value="1000" calcext:value-type="float">
            <text:p>1000</text:p>
          </table:table-cell>
          <table:table-cell office:value-type="float" office:value="0.3022" calcext:value-type="float">
            <text:p>0,3022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3421" calcext:value-type="float">
            <text:p>0,342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282" calcext:value-type="float">
            <text:p>0,3282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1.685" calcext:value-type="float">
            <text:p>1,685</text:p>
          </table:table-cell>
          <table:table-cell table:style-name="ce5" office:value-type="float" office:value="0.9164" calcext:value-type="float">
            <text:p>0,9164</text:p>
          </table:table-cell>
          <table:table-cell table:style-name="ce5" office:value-type="float" office:value="1.029" calcext:value-type="float">
            <text:p>1,029</text:p>
          </table:table-cell>
          <table:table-cell table:style-name="ce5" office:value-type="float" office:value="1.064" calcext:value-type="float">
            <text:p>1,06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Std Dev δ(θ)</text:p>
          </table:table-cell>
          <table:covered-table-cell table:style-name="ce6"/>
          <table:covered-table-cell table:number-columns-repeated="2" table:style-name="Default"/>
          <table:covered-table-cell table:number-columns-repeated="3"/>
          <table:table-cell table:number-columns-repeated="4"/>
          <table:table-cell table:style-name="ce6" office:value-type="string" calcext:value-type="string" table:number-columns-spanned="4" table:number-rows-spanned="1">
            <text:p>Std Dev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20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1" office:value-type="string" calcext:value-type="string" table:number-columns-spanned="4" table:number-rows-spanned="1">
            <text:p>T20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venti</text:p>
          </table:table-cell>
          <table:table-cell table:style-name="ce12" office:value-type="string" calcext:value-type="string">
            <text:p>E100</text:p>
          </table:table-cell>
          <table:table-cell table:style-name="ce12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office:value-type="float" office:value="0.2732" calcext:value-type="float">
            <text:p>0,2732</text:p>
          </table:table-cell>
          <table:table-cell office:value-type="float" office:value="1000" calcext:value-type="float">
            <text:p>1000</text:p>
          </table:table-cell>
          <table:table-cell office:value-type="float" office:value="0.2301" calcext:value-type="float">
            <text:p>0,2301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1673" calcext:value-type="float">
            <text:p>0,167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1539" calcext:value-type="float">
            <text:p>0,1539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6.205" calcext:value-type="float">
            <text:p>6,205</text:p>
          </table:table-cell>
          <table:table-cell table:style-name="ce5" office:value-type="float" office:value="9.535" calcext:value-type="float">
            <text:p>9,535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24.2" calcext:value-type="float">
            <text:p>24,2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office:value-type="float" office:value="0.2954" calcext:value-type="float">
            <text:p>0,2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295" calcext:value-type="float">
            <text:p>0,2295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1708" calcext:value-type="float">
            <text:p>0,170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301" calcext:value-type="float">
            <text:p>0,130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6.595" calcext:value-type="float">
            <text:p>6,595</text:p>
          </table:table-cell>
          <table:table-cell table:style-name="ce5" office:value-type="float" office:value="8.207" calcext:value-type="float">
            <text:p>8,207</text:p>
          </table:table-cell>
          <table:table-cell table:style-name="ce5" office:value-type="float" office:value="13.56" calcext:value-type="float">
            <text:p>13,56</text:p>
          </table:table-cell>
          <table:table-cell table:style-name="ce5" office:value-type="float" office:value="22.93" calcext:value-type="float">
            <text:p>22,93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office:value-type="float" office:value="0.3043" calcext:value-type="float">
            <text:p>0,3043</text:p>
          </table:table-cell>
          <table:table-cell office:value-type="float" office:value="5000" calcext:value-type="float">
            <text:p>5000</text:p>
          </table:table-cell>
          <table:table-cell office:value-type="float" office:value="0.2275" calcext:value-type="float">
            <text:p>0,2275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1669" calcext:value-type="float">
            <text:p>0,1669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1284" calcext:value-type="float">
            <text:p>0,1284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6.347" calcext:value-type="float">
            <text:p>6,347</text:p>
          </table:table-cell>
          <table:table-cell table:style-name="ce5" office:value-type="float" office:value="8.606" calcext:value-type="float">
            <text:p>8,606</text:p>
          </table:table-cell>
          <table:table-cell table:style-name="ce5" office:value-type="float" office:value="12.05" calcext:value-type="float">
            <text:p>12,05</text:p>
          </table:table-cell>
          <table:table-cell table:style-name="ce5" office:value-type="float" office:value="24.26" calcext:value-type="float">
            <text:p>24,2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Std Dev δ(θ)</text:p>
          </table:table-cell>
          <table:covered-table-cell table:style-name="ce6"/>
          <table:covered-table-cell table:number-columns-repeated="2" table:style-name="Default"/>
          <table:covered-table-cell table:number-columns-repeated="3"/>
          <table:table-cell table:number-columns-repeated="4"/>
          <table:table-cell table:style-name="ce6" office:value-type="string" calcext:value-type="string" table:number-columns-spanned="4" table:number-rows-spanned="1">
            <text:p>Std Dev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1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venti</text:p>
          </table:table-cell>
          <table:table-cell table:style-name="ce12" office:value-type="string" calcext:value-type="string">
            <text:p>E100</text:p>
          </table:table-cell>
          <table:table-cell table:style-name="ce12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office:value-type="float" office:value="0.3145" calcext:value-type="float">
            <text:p>0,3145</text:p>
          </table:table-cell>
          <table:table-cell office:value-type="float" office:value="1000" calcext:value-type="float">
            <text:p>1000</text:p>
          </table:table-cell>
          <table:table-cell office:value-type="float" office:value="0.2456" calcext:value-type="float">
            <text:p>0,2456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2373" calcext:value-type="float">
            <text:p>0,237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193" calcext:value-type="float">
            <text:p>0,193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7.51" calcext:value-type="float">
            <text:p>7,51</text:p>
          </table:table-cell>
          <table:table-cell table:style-name="ce5" office:value-type="float" office:value="11.12" calcext:value-type="float">
            <text:p>11,12</text:p>
          </table:table-cell>
          <table:table-cell table:style-name="ce5" office:value-type="float" office:value="13.05" calcext:value-type="float">
            <text:p>13,05</text:p>
          </table:table-cell>
          <table:table-cell table:style-name="ce5" office:value-type="float" office:value="15.4" calcext:value-type="float">
            <text:p>15,4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office:value-type="float" office:value="0.3082" calcext:value-type="float">
            <text:p>0,3082</text:p>
          </table:table-cell>
          <table:table-cell office:value-type="float" office:value="5000" calcext:value-type="float">
            <text:p>5000</text:p>
          </table:table-cell>
          <table:table-cell office:value-type="float" office:value="0.2504" calcext:value-type="float">
            <text:p>0,2504</text:p>
          </table:table-cell>
          <table:table-cell office:value-type="float" office:value="1000" calcext:value-type="float">
            <text:p>1000</text:p>
          </table:table-cell>
          <table:table-cell table:style-name="ce5" office:value-type="float" office:value="0.2232" calcext:value-type="float">
            <text:p>0,2232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847" calcext:value-type="float">
            <text:p>0,1847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11.32" calcext:value-type="float">
            <text:p>11,32</text:p>
          </table:table-cell>
          <table:table-cell table:style-name="ce5" office:value-type="float" office:value="13.61" calcext:value-type="float">
            <text:p>13,61</text:p>
          </table:table-cell>
          <table:table-cell table:style-name="ce5" office:value-type="float" office:value="15.81" calcext:value-type="float">
            <text:p>15,81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office:value-type="float" office:value="0.312" calcext:value-type="float">
            <text:p>0,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509" calcext:value-type="float">
            <text:p>0,2509</text:p>
          </table:table-cell>
          <table:table-cell office:value-type="float" office:value="5000" calcext:value-type="float">
            <text:p>5000</text:p>
          </table:table-cell>
          <table:table-cell table:style-name="ce5" office:value-type="float" office:value="0.2344" calcext:value-type="float">
            <text:p>0,2344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1883" calcext:value-type="float">
            <text:p>0,1883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8.019" calcext:value-type="float">
            <text:p>8,019</text:p>
          </table:table-cell>
          <table:table-cell table:style-name="ce5" office:value-type="float" office:value="11.25" calcext:value-type="float">
            <text:p>11,25</text:p>
          </table:table-cell>
          <table:table-cell table:style-name="ce5" office:value-type="float" office:value="13.68" calcext:value-type="float">
            <text:p>13,68</text:p>
          </table:table-cell>
          <table:table-cell table:style-name="ce5" office:value-type="float" office:value="16.01" calcext:value-type="float">
            <text:p>16,01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Sigma</text:p>
          </table:table-cell>
          <table:covered-table-cell table:number-columns-repeated="3" table:style-name="Default"/>
          <table:table-cell table:number-columns-repeated="2"/>
          <table:table-cell table:style-name="ce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13" table:number-columns-repeated="3"/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8" table:formula="of:=[.B29]/SQRT([.C29])" office:value-type="float" office:value="0.0084401190749894" calcext:value-type="float">
            <text:p>0,00844</text:p>
          </table:table-cell>
          <table:table-cell table:style-name="ce8" table:formula="of:=[.D29]/SQRT([.E29])" office:value-type="float" office:value="0.00397818275095552" calcext:value-type="float">
            <text:p>0,00398</text:p>
          </table:table-cell>
          <table:table-cell table:style-name="ce8" table:formula="of:=[.F29]/SQRT([.G29])" office:value-type="float" office:value="0.00414647416487792" calcext:value-type="float">
            <text:p>0,00415</text:p>
          </table:table-cell>
          <table:table-cell table:style-name="ce8" table:formula="of:=[.H29]/SQRT([.I29])" office:value-type="float" office:value="0.00488752207156142" calcext:value-type="float">
            <text:p>0,00489</text:p>
          </table:table-cell>
          <table:table-cell/>
          <table:table-cell table:style-name="ce1"/>
          <table:table-cell table:style-name="ce14"/>
          <table:table-cell table:style-name="ce8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8" table:formula="of:=[.B30]/SQRT([.C30])" office:value-type="float" office:value="0.00857293473671648" calcext:value-type="float">
            <text:p>0,00857</text:p>
          </table:table-cell>
          <table:table-cell table:style-name="ce8" table:formula="of:=[.D30]/SQRT([.E30])" office:value-type="float" office:value="0.00935401731877807" calcext:value-type="float">
            <text:p>0,00935</text:p>
          </table:table-cell>
          <table:table-cell table:style-name="ce8" table:formula="of:=[.F30]/SQRT([.G30])" office:value-type="float" office:value="0.0103374856710904" calcext:value-type="float">
            <text:p>0,01034</text:p>
          </table:table-cell>
          <table:table-cell table:style-name="ce8" table:formula="of:=[.H30]/SQRT([.I30])" office:value-type="float" office:value="0.011061647255269" calcext:value-type="float">
            <text:p>0,01106</text:p>
          </table:table-cell>
          <table:table-cell/>
          <table:table-cell table:style-name="ce2"/>
          <table:table-cell table:style-name="ce14"/>
          <table:table-cell table:style-name="ce8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8" table:formula="of:=[.B31]/SQRT([.C31])" office:value-type="float" office:value="0.00960699953159154" calcext:value-type="float">
            <text:p>0,00961</text:p>
          </table:table-cell>
          <table:table-cell table:style-name="ce8" table:formula="of:=[.D31]/SQRT([.E31])" office:value-type="float" office:value="0.00427375338549149" calcext:value-type="float">
            <text:p>0,00427</text:p>
          </table:table-cell>
          <table:table-cell table:style-name="ce8" table:formula="of:=[.F31]/SQRT([.G31])" office:value-type="float" office:value="0.00483802459687836" calcext:value-type="float">
            <text:p>0,00484</text:p>
          </table:table-cell>
          <table:table-cell table:style-name="ce8" table:formula="of:=[.H31]/SQRT([.I31])" office:value-type="float" office:value="0.0046414489117085" calcext:value-type="float">
            <text:p>0,00464</text:p>
          </table:table-cell>
          <table:table-cell/>
          <table:table-cell table:style-name="ce1"/>
          <table:table-cell table:style-name="ce14"/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Sigma</text:p>
          </table:table-cell>
          <table:covered-table-cell table:number-columns-repeated="3"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9" table:formula="of:=[.B36]/SQRT([.C36])" office:value-type="float" office:value="0.00863934256758001" calcext:value-type="float">
            <text:p>0,008639</text:p>
          </table:table-cell>
          <table:table-cell table:style-name="ce11" table:formula="of:=[.D36]/SQRT([.E36])" office:value-type="float" office:value="0.00325410540702049" calcext:value-type="float">
            <text:p>0,0032541</text:p>
          </table:table-cell>
          <table:table-cell table:style-name="ce9" table:formula="of:=[.F36]/SQRT([.G36])" office:value-type="float" office:value="0.00236597928985019" calcext:value-type="float">
            <text:p>0,002366</text:p>
          </table:table-cell>
          <table:table-cell table:style-name="ce9" table:formula="of:=[.H36]/SQRT([.I36])" office:value-type="float" office:value="0.00973349063799827" calcext:value-type="float">
            <text:p>0,00973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9" table:formula="of:=[.B37]/SQRT([.C37])" office:value-type="float" office:value="0.00417758686325012" calcext:value-type="float">
            <text:p>0,004178</text:p>
          </table:table-cell>
          <table:table-cell table:style-name="ce11" table:formula="of:=[.D37]/SQRT([.E37])" office:value-type="float" office:value="0.00725742723008643" calcext:value-type="float">
            <text:p>0,0072574</text:p>
          </table:table-cell>
          <table:table-cell table:style-name="ce9" table:formula="of:=[.F37]/SQRT([.G37])" office:value-type="float" office:value="0.00540117024356759" calcext:value-type="float">
            <text:p>0,005401</text:p>
          </table:table-cell>
          <table:table-cell table:style-name="ce9" table:formula="of:=[.H37]/SQRT([.I37])" office:value-type="float" office:value="0.00822824647175812" calcext:value-type="float">
            <text:p>0,008228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9" table:formula="of:=[.B38]/SQRT([.C38])" office:value-type="float" office:value="0.00430345187030133" calcext:value-type="float">
            <text:p>0,004303</text:p>
          </table:table-cell>
          <table:table-cell table:style-name="ce11" table:formula="of:=[.D38]/SQRT([.E38])" office:value-type="float" office:value="0.00321733585439879" calcext:value-type="float">
            <text:p>0,0032173</text:p>
          </table:table-cell>
          <table:table-cell table:style-name="ce9" table:formula="of:=[.F38]/SQRT([.G38])" office:value-type="float" office:value="0.0023603224356007" calcext:value-type="float">
            <text:p>0,002360</text:p>
          </table:table-cell>
          <table:table-cell table:style-name="ce9" table:formula="of:=[.H38]/SQRT([.I38])" office:value-type="float" office:value="0.0081207290313124" calcext:value-type="float">
            <text:p>0,008121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Sigma</text:p>
          </table:table-cell>
          <table:covered-table-cell table:number-columns-repeated="3"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E50</text:p>
          </table:table-cell>
          <table:table-cell table:style-name="ce10" office:value-type="string" calcext:value-type="string">
            <text:p>E75</text:p>
          </table:table-cell>
          <table:table-cell table:style-name="ce12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8" table:formula="of:=[.B43]/SQRT([.C43])" office:value-type="float" office:value="0.00994536324122955" calcext:value-type="float">
            <text:p>0,00995</text:p>
          </table:table-cell>
          <table:table-cell table:style-name="ce8" table:formula="of:=[.D43]/SQRT([.E43])" office:value-type="float" office:value="0.00347330850918832" calcext:value-type="float">
            <text:p>0,00347</text:p>
          </table:table-cell>
          <table:table-cell table:style-name="ce8" table:formula="of:=[.F43]/SQRT([.G43])" office:value-type="float" office:value="0.00335592878351135" calcext:value-type="float">
            <text:p>0,00336</text:p>
          </table:table-cell>
          <table:table-cell table:style-name="ce8" table:formula="of:=[.H43]/SQRT([.I43])" office:value-type="float" office:value="0.00272943217538007" calcext:value-type="float">
            <text:p>0,0027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8" table:formula="of:=[.B44]/SQRT([.C44])" office:value-type="float" office:value="0.00435860619923388" calcext:value-type="float">
            <text:p>0,00436</text:p>
          </table:table-cell>
          <table:table-cell table:style-name="ce8" table:formula="of:=[.D44]/SQRT([.E44])" office:value-type="float" office:value="0.00791834326106162" calcext:value-type="float">
            <text:p>0,00792</text:p>
          </table:table-cell>
          <table:table-cell table:style-name="ce8" table:formula="of:=[.F44]/SQRT([.G44])" office:value-type="float" office:value="0.00705820373749582" calcext:value-type="float">
            <text:p>0,00706</text:p>
          </table:table-cell>
          <table:table-cell table:style-name="ce8" table:formula="of:=[.H44]/SQRT([.I44])" office:value-type="float" office:value="0.005840726838331" calcext:value-type="float">
            <text:p>0,00584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8" table:formula="of:=[.B45]/SQRT([.C45])" office:value-type="float" office:value="0.00441234631460406" calcext:value-type="float">
            <text:p>0,00441</text:p>
          </table:table-cell>
          <table:table-cell table:style-name="ce8" table:formula="of:=[.D45]/SQRT([.E45])" office:value-type="float" office:value="0.0035482618279941" calcext:value-type="float">
            <text:p>0,00355</text:p>
          </table:table-cell>
          <table:table-cell table:style-name="ce8" table:formula="of:=[.F45]/SQRT([.G45])" office:value-type="float" office:value="0.00331491659020253" calcext:value-type="float">
            <text:p>0,00331</text:p>
          </table:table-cell>
          <table:table-cell table:style-name="ce8" table:formula="of:=[.H45]/SQRT([.I45])" office:value-type="float" office:value="0.00266296413794854" calcext:value-type="float">
            <text:p>0,00266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0/00/0000</text:date>, <text:time style:data-style-name="N2" text:time-value="17:07:38.6777253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07:37.950429292</meta:creation-date>
    <dc:date>2020-02-22T17:40:09.706600878</dc:date>
    <meta:editing-duration>PT1H36M6S</meta:editing-duration>
    <meta:editing-cycles>19</meta:editing-cycles>
    <meta:generator>LibreOffice/5.1.6.2$Linux_X86_64 LibreOffice_project/10m0$Build-2</meta:generator>
    <meta:document-statistic meta:table-count="1" meta:cell-count="429" meta:object-count="0"/>
  </office:meta>
</office:document-meta>
</file>